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541a2" officeooo:paragraph-rsid="000541a2" style:font-size-asian="24pt" style:font-size-complex="24pt"/>
    </style:style>
    <style:style style:name="P2" style:family="paragraph" style:parent-style-name="Standard">
      <style:text-properties fo:font-size="12pt" officeooo:rsid="000541a2" officeooo:paragraph-rsid="000541a2" style:font-size-asian="10.5pt" style:font-size-complex="12pt"/>
    </style:style>
    <style:style style:name="P3" style:family="paragraph" style:parent-style-name="Standard">
      <style:text-properties fo:color="#c9211e" loext:opacity="100%" fo:font-size="12pt" officeooo:rsid="000541a2" officeooo:paragraph-rsid="000541a2" style:font-size-asian="10.5pt" style:font-size-complex="12pt"/>
    </style:style>
    <style:style style:name="P4" style:family="paragraph" style:parent-style-name="Standard">
      <style:text-properties fo:color="#c9211e" loext:opacity="100%" fo:font-size="24pt" officeooo:rsid="000541a2" officeooo:paragraph-rsid="000541a2" style:font-size-asian="24pt" style:font-size-complex="24pt"/>
    </style:style>
    <style:style style:name="P5" style:family="paragraph" style:parent-style-name="Standard">
      <style:text-properties fo:color="#c9211e" loext:opacity="100%" fo:font-size="18pt" officeooo:rsid="000541a2" officeooo:paragraph-rsid="000541a2" style:font-size-asian="18pt" style:font-size-complex="18pt"/>
    </style:style>
    <style:style style:name="P6" style:family="paragraph" style:parent-style-name="Standard">
      <style:text-properties fo:color="#000000" loext:opacity="100%" fo:font-size="12pt" officeooo:rsid="000541a2" officeooo:paragraph-rsid="000541a2" style:font-size-asian="10.5pt" style:font-size-complex="12pt"/>
    </style:style>
    <style:style style:name="P7" style:family="paragraph" style:parent-style-name="Standard">
      <style:text-properties fo:color="#ff0000" loext:opacity="100%" fo:font-size="18pt" officeooo:rsid="000541a2" officeooo:paragraph-rsid="000541a2" style:font-size-asian="18pt" style:font-size-complex="18pt"/>
    </style:style>
    <style:style style:name="P8" style:family="paragraph" style:parent-style-name="Standard">
      <style:text-properties fo:color="#ff4000" loext:opacity="100%" fo:font-size="18pt" officeooo:rsid="000541a2" officeooo:paragraph-rsid="000541a2" style:font-size-asian="18pt" style:font-size-complex="18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tab/> <text:tab/><text:tab/><text:tab/><text:tab/>OOP Project </text:p>
      <text:p text:style-name="P1"/>
      <text:p text:style-name="P1">Name: <text:tab/><text:tab/><text:tab/><text:tab/><text:tab/><text:span text:style-name="T2">Ameer Hamza</text:span></text:p>
      <text:p text:style-name="P1">SAPP ID: <text:tab/><text:tab/><text:tab/> <text:tab/><text:span text:style-name="T2">63582</text:span></text:p>
      <text:p text:style-name="P1">Code Language: <text:s text:c="8"/><text:tab/><text:span text:style-name="T1">java</text:span></text:p>
      <text:p text:style-name="P1"><text:span text:style-name="T1"/></text:p>
      <text:p text:style-name="P4"><text:span text:style-name="T1"><text:s/><text:tab/><text:tab/><text:tab/><text:tab/><text:tab/>first base class Menu </text:span></text:p>
      <text:p text:style-name="P2"/>
      <text:p text:style-name="P2">package com.mycompany.project1;</text:p>
      <text:p text:style-name="P2">import java.util.Scanner;</text:p>
      <text:p text:style-name="P2"/>
      <text:p text:style-name="P2">public class Project1 {</text:p>
      <text:p text:style-name="P2"/>
      <text:p text:style-name="P2"><text:s text:c="4"/>public static void main(String[] args) </text:p>
      <text:p text:style-name="P2"><text:s text:c="4"/>{</text:p>
      <text:p text:style-name="P2"><text:s text:c="8"/>Scanner scanner = new Scanner(System.in);</text:p>
      <text:p text:style-name="P2"><text:s text:c="8"/>int choice;</text:p>
      <text:p text:style-name="P2"><text:s text:c="8"/>int continueChoice = 1; </text:p>
      <text:p text:style-name="P2"/>
      <text:p text:style-name="P2"><text:s text:c="8"/>do {</text:p>
      <text:p text:style-name="P2"><text:s text:c="12"/>System.out.println("\t\t ---------------------------- ");</text:p>
      <text:p text:style-name="P2"><text:s text:c="12"/>System.out.println("\t\t\t --- Wellcome ---");</text:p>
      <text:p text:style-name="P2"><text:s text:c="12"/>System.out.println("\t\t ---------------------------- ");</text:p>
      <text:p text:style-name="P2"><text:s text:c="12"/>System.out.println(" Please select your choice ");</text:p>
      <text:p text:style-name="P2"><text:s text:c="12"/>System.out.println("1. Admin");</text:p>
      <text:p text:style-name="P2"><text:s text:c="12"/>System.out.println("\t\t ---------------------------- ");</text:p>
      <text:p text:style-name="P2"><text:s text:c="12"/>System.out.println("2. User");</text:p>
      <text:p text:style-name="P2"><text:s text:c="12"/>System.out.println("\t\t ---------------------------- ");</text:p>
      <text:p text:style-name="P2"><text:s text:c="12"/>System.out.println("3. Exit the program");</text:p>
      <text:p text:style-name="P2"><text:s text:c="12"/>System.out.println("\t\t ---------------------------- ");</text:p>
      <text:p text:style-name="P2"><text:s text:c="12"/>System.out.print("Please enter your choice: ");</text:p>
      <text:p text:style-name="P2"/>
      <text:p text:style-name="P2"><text:s text:c="12"/>try {</text:p>
      <text:p text:style-name="P2"><text:s text:c="16"/>choice = scanner.nextInt();</text:p>
      <text:p text:style-name="P2"><text:s text:c="12"/>} catch (Exception e) {</text:p>
      <text:p text:style-name="P2"><text:s text:c="16"/>System.out.println(" invalid input Please enter a valid number.");</text:p>
      <text:p text:style-name="P2"><text:s text:c="16"/>scanner.nextLine(); // clear invalid input</text:p>
      <text:p text:style-name="P2"><text:s text:c="16"/>continueChoice = 1;</text:p>
      <text:p text:style-name="P2"><text:s text:c="16"/>continue;</text:p>
      <text:p text:style-name="P2"><text:s text:c="12"/>}</text:p>
      <text:p text:style-name="P2"/>
      <text:p text:style-name="P2"><text:s text:c="12"/>if (choice == 1)</text:p>
      <text:p text:style-name="P2"><text:s text:c="12"/>{ <text:s text:c="11"/></text:p>
      <text:p text:style-name="P2"><text:s text:c="16"/>int choice_1 = 0;</text:p>
      <text:p text:style-name="P2"><text:s text:c="16"/>Admin admin = new Admin();</text:p>
      <text:p text:style-name="P2"><text:s text:c="16"/>admin.login();</text:p>
      <text:p text:style-name="P2"><text:soft-page-break/></text:p>
      <text:p text:style-name="P2"><text:s text:c="16"/>System.out.println("\t\t ---------------------------- ");</text:p>
      <text:p text:style-name="P2"><text:s text:c="16"/>System.out.println("\t\t --- Wellcome to Admin --- ");</text:p>
      <text:p text:style-name="P2"><text:s text:c="16"/>System.out.println("\t\t ---------------------------- ");</text:p>
      <text:p text:style-name="P2"><text:s text:c="16"/>System.out.println("\t\t---Please select an option--- ");</text:p>
      <text:p text:style-name="P2"><text:s text:c="16"/>System.out.println("1. To add a new item ");</text:p>
      <text:p text:style-name="P2"><text:s text:c="16"/>System.out.println("2. To delete an item");</text:p>
      <text:p text:style-name="P2"><text:s text:c="16"/>System.out.println("3. To edit an item ");</text:p>
      <text:p text:style-name="P2"><text:s text:c="16"/>System.out.println("4. To exit ");</text:p>
      <text:p text:style-name="P2"><text:s text:c="16"/>System.out.print(" Please enter your choice: ");</text:p>
      <text:p text:style-name="P2"/>
      <text:p text:style-name="P2"><text:s text:c="16"/>try {</text:p>
      <text:p text:style-name="P2"><text:s text:c="20"/>choice_1 = scanner.nextInt();</text:p>
      <text:p text:style-name="P2"><text:s text:c="16"/>} catch (Exception e) {</text:p>
      <text:p text:style-name="P2"><text:s text:c="20"/>System.out.println(" invalid input Please enter a valid number.");</text:p>
      <text:p text:style-name="P2"><text:s text:c="20"/>scanner.nextLine();</text:p>
      <text:p text:style-name="P2"><text:s text:c="20"/>continueChoice = 1;</text:p>
      <text:p text:style-name="P2"><text:s text:c="20"/>continue;</text:p>
      <text:p text:style-name="P2"><text:s text:c="16"/>}</text:p>
      <text:p text:style-name="P2"/>
      <text:p text:style-name="P2"><text:s text:c="16"/>switch (choice_1)</text:p>
      <text:p text:style-name="P2"><text:s text:c="16"/>{</text:p>
      <text:p text:style-name="P2"><text:s text:c="20"/>case 1:</text:p>
      <text:p text:style-name="P2"><text:s text:c="24"/>admin.adminMenu();</text:p>
      <text:p text:style-name="P2"><text:s text:c="24"/>break;</text:p>
      <text:p text:style-name="P2"><text:s text:c="20"/>case 2:</text:p>
      <text:p text:style-name="P2"><text:s text:c="24"/>admin.deleteitem();</text:p>
      <text:p text:style-name="P2"><text:s text:c="24"/>break;</text:p>
      <text:p text:style-name="P2"><text:s text:c="20"/>case 3:</text:p>
      <text:p text:style-name="P2"><text:s text:c="24"/>admin.editItem();</text:p>
      <text:p text:style-name="P2"><text:s text:c="24"/>break;</text:p>
      <text:p text:style-name="P2"><text:s text:c="20"/>case 4:</text:p>
      <text:p text:style-name="P2"><text:s text:c="24"/>System.out.println(" Exiting admin menu ");</text:p>
      <text:p text:style-name="P2"><text:s text:c="24"/>break;</text:p>
      <text:p text:style-name="P2"><text:s text:c="20"/>default:</text:p>
      <text:p text:style-name="P2"><text:s text:c="24"/>System.out.println(" Please enter a valid choice ");</text:p>
      <text:p text:style-name="P2"><text:s text:c="16"/>}</text:p>
      <text:p text:style-name="P2"><text:s text:c="16"/>continueChoice = 1;</text:p>
      <text:p text:style-name="P2"><text:s text:c="12"/>}</text:p>
      <text:p text:style-name="P2"><text:s text:c="12"/>else if (choice == 2)</text:p>
      <text:p text:style-name="P2"><text:s text:c="12"/>{</text:p>
      <text:p text:style-name="P2"><text:s text:c="16"/>User user = new User();</text:p>
      <text:p text:style-name="P2"><text:s text:c="16"/>user.order();</text:p>
      <text:p text:style-name="P2"><text:s text:c="16"/>continueChoice = 1;</text:p>
      <text:p text:style-name="P2"><text:s text:c="12"/>}</text:p>
      <text:p text:style-name="P2"><text:s text:c="12"/>else if (choice == 3)</text:p>
      <text:p text:style-name="P2"><text:s text:c="12"/>{</text:p>
      <text:p text:style-name="P2"><text:s text:c="16"/>System.out.println(" Exiting the program ");</text:p>
      <text:p text:style-name="P2"><text:s text:c="16"/>continueChoice = 0; <text:s/></text:p>
      <text:p text:style-name="P2"><text:s text:c="12"/>}</text:p>
      <text:p text:style-name="P2"><text:s text:c="12"/>else </text:p>
      <text:p text:style-name="P2"><text:s text:c="12"/>{</text:p>
      <text:p text:style-name="P2"><text:soft-page-break/><text:s text:c="16"/>System.out.println(" invalid choice please enter correct choice ");</text:p>
      <text:p text:style-name="P2"><text:s text:c="16"/>continueChoice = 1;</text:p>
      <text:p text:style-name="P2"><text:s text:c="12"/>}</text:p>
      <text:p text:style-name="P2"><text:s text:c="8"/>} while (continueChoice == 1);</text:p>
      <text:p text:style-name="P2"><text:s text:c="4"/>}</text:p>
      <text:p text:style-name="P2">}</text:p>
      <text:p text:style-name="P2"/>
      <text:p text:style-name="P3"><text:s/><text:tab/><text:tab/><text:span text:style-name="T2"> <text:tab/><text:tab/>Second Class Admin Class </text:span></text:p>
      <text:p text:style-name="P2"><text:span text:style-name="T2"/></text:p>
      <text:p text:style-name="P2">package com.mycompany.project1;</text:p>
      <text:p text:style-name="P2"/>
      <text:p text:style-name="P2">import java.util.Scanner;</text:p>
      <text:p text:style-name="P2"/>
      <text:p text:style-name="P2">public class Admin </text:p>
      <text:p text:style-name="P2">{</text:p>
      <text:p text:style-name="P2"><text:s text:c="4"/>private int ID;</text:p>
      <text:p text:style-name="P2"><text:s text:c="4"/>private int password;</text:p>
      <text:p text:style-name="P2"/>
      <text:p text:style-name="P2"><text:s text:c="4"/>Rice rice = new Rice();</text:p>
      <text:p text:style-name="P2"><text:s text:c="4"/>Soup soup = new Soup();</text:p>
      <text:p text:style-name="P2"><text:s text:c="4"/>PakistaniTraditional pakistaniTraditional = new PakistaniTraditional();</text:p>
      <text:p text:style-name="P2"><text:s text:c="4"/></text:p>
      <text:p text:style-name="P2"><text:s text:c="4"/>public void login()</text:p>
      <text:p text:style-name="P2"><text:s text:c="4"/>{</text:p>
      <text:p text:style-name="P2"><text:s text:c="8"/>Scanner scanner = new Scanner(System.in);</text:p>
      <text:p text:style-name="P2"><text:s text:c="8"/></text:p>
      <text:p text:style-name="P2"><text:s text:c="8"/>try {</text:p>
      <text:p text:style-name="P2"><text:s text:c="12"/>System.out.println(" Please enter you Login ID ");</text:p>
      <text:p text:style-name="P2"><text:s text:c="12"/>ID = scanner.nextInt();</text:p>
      <text:p text:style-name="P2"/>
      <text:p text:style-name="P2"><text:s text:c="12"/>System.out.println(" Please enter your password ");</text:p>
      <text:p text:style-name="P2"><text:s text:c="12"/>password = scanner.nextInt();</text:p>
      <text:p text:style-name="P2"/>
      <text:p text:style-name="P2"><text:s text:c="12"/>if (ID==63582 &amp;&amp; password==1234)</text:p>
      <text:p text:style-name="P2"><text:s text:c="12"/>{</text:p>
      <text:p text:style-name="P2"><text:s text:c="15"/>System.out.println(" Wellcome to admin");</text:p>
      <text:p text:style-name="P2"><text:s text:c="15"/>System.out.println(" Please perform your operation");</text:p>
      <text:p text:style-name="P2"><text:s text:c="12"/>}</text:p>
      <text:p text:style-name="P2"><text:s text:c="12"/>else</text:p>
      <text:p text:style-name="P2"><text:s text:c="12"/>{</text:p>
      <text:p text:style-name="P2"><text:s text:c="15"/>System.out.println(" Invalid credentials please enter correct one's");</text:p>
      <text:p text:style-name="P2"><text:s text:c="12"/>}</text:p>
      <text:p text:style-name="P2"><text:s text:c="8"/>} </text:p>
      <text:p text:style-name="P2"><text:s text:c="8"/>catch (Exception e) </text:p>
      <text:p text:style-name="P2"><text:s text:c="8"/>{</text:p>
      <text:p text:style-name="P2"><text:s text:c="12"/>System.out.println(" Invalid input Please enter numeric values only.");</text:p>
      <text:p text:style-name="P2"><text:s text:c="12"/>scanner.nextLine(); // clear invalid input</text:p>
      <text:p text:style-name="P2"><text:s text:c="8"/>}</text:p>
      <text:p text:style-name="P2"><text:s text:c="4"/>}</text:p>
      <text:p text:style-name="P2"/>
      <text:p text:style-name="P2"><text:s text:c="4"/>public void adminMenu()</text:p>
      <text:p text:style-name="P2"><text:soft-page-break/><text:s text:c="4"/>{</text:p>
      <text:p text:style-name="P2"><text:s text:c="8"/>int choice=0;</text:p>
      <text:p text:style-name="P2"><text:s text:c="8"/>Scanner scanner = new Scanner(System.in);</text:p>
      <text:p text:style-name="P2"><text:s text:c="8"/></text:p>
      <text:p text:style-name="P2"><text:s text:c="8"/>System.out.println("\t\t ---------------------------- ");</text:p>
      <text:p text:style-name="P2"><text:s text:c="8"/>System.out.println("\t\t---Please select an option--- ");</text:p>
      <text:p text:style-name="P2"><text:s text:c="8"/>System.out.println("\t\t ---------------------------- ");</text:p>
      <text:p text:style-name="P2"><text:s text:c="8"/>System.out.println("1. Add new Rice item");</text:p>
      <text:p text:style-name="P2"><text:s text:c="8"/>System.out.println("2. Add new Soup item");</text:p>
      <text:p text:style-name="P2"><text:s text:c="8"/>System.out.println("3. Add new Pakistani item");</text:p>
      <text:p text:style-name="P2"><text:s text:c="8"/>System.out.println("4. to exit the system");</text:p>
      <text:p text:style-name="P2"><text:s text:c="8"/>System.out.println("\t\t ---------------------------- ");</text:p>
      <text:p text:style-name="P2"><text:s text:c="8"/></text:p>
      <text:p text:style-name="P2"><text:s text:c="8"/>try {</text:p>
      <text:p text:style-name="P2"><text:s text:c="12"/>choice = scanner.nextInt();</text:p>
      <text:p text:style-name="P2"><text:s text:c="8"/>} </text:p>
      <text:p text:style-name="P2"><text:s text:c="8"/>catch (Exception e) </text:p>
      <text:p text:style-name="P2"><text:s text:c="8"/>{</text:p>
      <text:p text:style-name="P2"><text:s text:c="12"/>System.out.println(" Invalid input Please enter a valid integer choice.");</text:p>
      <text:p text:style-name="P2"><text:s text:c="12"/>scanner.nextLine();</text:p>
      <text:p text:style-name="P2"><text:s text:c="12"/>return;</text:p>
      <text:p text:style-name="P2"><text:s text:c="8"/>}</text:p>
      <text:p text:style-name="P2"><text:s text:c="8"/></text:p>
      <text:p text:style-name="P2"><text:s text:c="8"/>switch (choice)</text:p>
      <text:p text:style-name="P2"><text:s text:c="8"/>{</text:p>
      <text:p text:style-name="P2"><text:s text:c="12"/>case 1:</text:p>
      <text:p text:style-name="P2"><text:s text:c="20"/>rice.addItemsByAdmin();</text:p>
      <text:p text:style-name="P2"><text:s text:c="20"/>break;</text:p>
      <text:p text:style-name="P2"><text:s text:c="12"/></text:p>
      <text:p text:style-name="P2"><text:s text:c="12"/>case 2:</text:p>
      <text:p text:style-name="P2"><text:s text:c="16"/>soup.addItemsByAdmin();</text:p>
      <text:p text:style-name="P2"><text:s text:c="16"/>break;</text:p>
      <text:p text:style-name="P2"><text:s text:c="12"/></text:p>
      <text:p text:style-name="P2"><text:s text:c="12"/>case 3:</text:p>
      <text:p text:style-name="P2"><text:s text:c="16"/>pakistaniTraditional.addItemsByAdmin();</text:p>
      <text:p text:style-name="P2"><text:s text:c="16"/>break;</text:p>
      <text:p text:style-name="P2"><text:s text:c="16"/></text:p>
      <text:p text:style-name="P2"><text:s text:c="12"/>case 4:</text:p>
      <text:p text:style-name="P2"><text:s text:c="16"/>System.out.println(" Exiting the menu ");</text:p>
      <text:p text:style-name="P2"><text:s text:c="16"/>break;</text:p>
      <text:p text:style-name="P2"><text:s text:c="12"/></text:p>
      <text:p text:style-name="P2"><text:s text:c="12"/>default:</text:p>
      <text:p text:style-name="P2"><text:s text:c="16"/>System.out.println(" Please enter a valid choice "); <text:s text:c="2"/></text:p>
      <text:p text:style-name="P2"><text:s text:c="12"/></text:p>
      <text:p text:style-name="P2"><text:s text:c="8"/>}</text:p>
      <text:p text:style-name="P2"><text:s text:c="4"/>}</text:p>
      <text:p text:style-name="P2"/>
      <text:p text:style-name="P2"><text:s text:c="4"/>public void deleteitem()</text:p>
      <text:p text:style-name="P2"><text:s text:c="4"/>{</text:p>
      <text:p text:style-name="P2"><text:s text:c="8"/>int delChoice =0;</text:p>
      <text:p text:style-name="P2"><text:s text:c="8"/>Scanner scanner = new Scanner(System.in);</text:p>
      <text:p text:style-name="P2"><text:s text:c="8"/></text:p>
      <text:p text:style-name="P2"><text:soft-page-break/><text:s text:c="8"/>System.out.println("\t\t ---------------------------- ");</text:p>
      <text:p text:style-name="P2"><text:s text:c="8"/>System.out.println("\t\t---Please select an option--- ");</text:p>
      <text:p text:style-name="P2"><text:s text:c="8"/>System.out.println("\t\t ---------------------------- ");</text:p>
      <text:p text:style-name="P2"><text:s text:c="8"/>System.out.println("1. delete item from rice");</text:p>
      <text:p text:style-name="P2"><text:s text:c="8"/>System.out.println("2. delete item from soup");</text:p>
      <text:p text:style-name="P2"><text:s text:c="8"/>System.out.println("3. delete item from Pakistani");</text:p>
      <text:p text:style-name="P2"><text:s text:c="8"/>System.out.println("4. to exit the system");</text:p>
      <text:p text:style-name="P2"><text:s text:c="8"/></text:p>
      <text:p text:style-name="P2"><text:s text:c="8"/>try </text:p>
      <text:p text:style-name="P2"><text:s text:c="8"/>{</text:p>
      <text:p text:style-name="P2"><text:s text:c="12"/>delChoice = scanner.nextInt();</text:p>
      <text:p text:style-name="P2"><text:s text:c="8"/>} </text:p>
      <text:p text:style-name="P2"><text:s text:c="8"/>catch (Exception e) </text:p>
      <text:p text:style-name="P2"><text:s text:c="8"/>{</text:p>
      <text:p text:style-name="P2"><text:s text:c="12"/>System.out.println(" Invalid input Please enter a valid integer choice.");</text:p>
      <text:p text:style-name="P2"><text:s text:c="12"/>scanner.nextLine();</text:p>
      <text:p text:style-name="P2"><text:s text:c="12"/>return;</text:p>
      <text:p text:style-name="P2"><text:s text:c="8"/>}</text:p>
      <text:p text:style-name="P2"><text:s text:c="8"/></text:p>
      <text:p text:style-name="P2"><text:s text:c="8"/>switch (delChoice)</text:p>
      <text:p text:style-name="P2"><text:s text:c="8"/>{</text:p>
      <text:p text:style-name="P2"><text:s text:c="12"/>case 1:</text:p>
      <text:p text:style-name="P2"><text:s text:c="16"/>rice.displayitem();</text:p>
      <text:p text:style-name="P2"><text:s text:c="16"/>System.out.print("Enter the number of item you wanna delete: ");</text:p>
      <text:p text:style-name="P2"><text:s text:c="16"/>try {</text:p>
      <text:p text:style-name="P2"><text:s text:c="20"/>int riceIndex = scanner.nextInt();</text:p>
      <text:p text:style-name="P2"><text:s text:c="20"/>rice.deleteitem(riceIndex-1);</text:p>
      <text:p text:style-name="P2"><text:s text:c="16"/>} catch (Exception e)</text:p>
      <text:p text:style-name="P2"><text:s text:c="16"/>{</text:p>
      <text:p text:style-name="P2"><text:s text:c="20"/>System.out.println(" Invalid input Please enter a valid item number.");</text:p>
      <text:p text:style-name="P2"><text:s text:c="20"/>scanner.nextLine();</text:p>
      <text:p text:style-name="P2"><text:s text:c="16"/>}</text:p>
      <text:p text:style-name="P2"><text:s text:c="16"/>break;</text:p>
      <text:p text:style-name="P2"><text:s text:c="12"/>case 2:</text:p>
      <text:p text:style-name="P2"><text:s text:c="16"/>soup.displayitem();</text:p>
      <text:p text:style-name="P2"><text:s text:c="16"/>System.out.print("Enter the number of item you wanna delete: ");</text:p>
      <text:p text:style-name="P2"><text:s text:c="16"/>try {</text:p>
      <text:p text:style-name="P2"><text:s text:c="20"/>int soupIndex = scanner.nextInt();</text:p>
      <text:p text:style-name="P2"><text:s text:c="20"/>soup.deleteitem(soupIndex-1);</text:p>
      <text:p text:style-name="P2"><text:s text:c="16"/>} catch (Exception e) </text:p>
      <text:p text:style-name="P2"><text:s text:c="16"/>{</text:p>
      <text:p text:style-name="P2"><text:s text:c="20"/>System.out.println(" Invalid input Please enter a valid item number.");</text:p>
      <text:p text:style-name="P2"><text:s text:c="20"/>scanner.nextLine();</text:p>
      <text:p text:style-name="P2"><text:s text:c="16"/>}</text:p>
      <text:p text:style-name="P2"><text:s text:c="16"/>break;</text:p>
      <text:p text:style-name="P2"><text:s text:c="12"/>case 3:</text:p>
      <text:p text:style-name="P2"><text:s text:c="16"/>pakistaniTraditional.displayitem();</text:p>
      <text:p text:style-name="P2"><text:s text:c="16"/>System.out.print("Enter the number of item you wanna delete: ");</text:p>
      <text:p text:style-name="P2"><text:s text:c="16"/>try {</text:p>
      <text:p text:style-name="P2"><text:s text:c="20"/>int pakistaniIndex = scanner.nextInt();</text:p>
      <text:p text:style-name="P2"><text:s text:c="20"/>pakistaniTraditional.deleteitem(pakistaniIndex-1);</text:p>
      <text:p text:style-name="P2"><text:s text:c="16"/>} catch (Exception e) </text:p>
      <text:p text:style-name="P2"><text:soft-page-break/><text:s text:c="16"/>{</text:p>
      <text:p text:style-name="P2"><text:s text:c="20"/>System.out.println(" Invalid input Please enter a valid item number.");</text:p>
      <text:p text:style-name="P2"><text:s text:c="20"/>scanner.nextLine();</text:p>
      <text:p text:style-name="P2"><text:s text:c="16"/>}</text:p>
      <text:p text:style-name="P2"><text:s text:c="16"/>break;</text:p>
      <text:p text:style-name="P2"><text:s text:c="12"/>case 4:</text:p>
      <text:p text:style-name="P2"><text:s text:c="16"/>System.out.println(" Exiting the program");</text:p>
      <text:p text:style-name="P2"><text:s text:c="16"/>break;</text:p>
      <text:p text:style-name="P2"><text:s text:c="12"/>default:</text:p>
      <text:p text:style-name="P2"><text:s text:c="16"/>System.out.println(" Please enter a valid choice ");</text:p>
      <text:p text:style-name="P2"><text:s text:c="16"/>break;</text:p>
      <text:p text:style-name="P2"><text:s text:c="8"/>}</text:p>
      <text:p text:style-name="P2"><text:s text:c="4"/>}</text:p>
      <text:p text:style-name="P2"/>
      <text:p text:style-name="P2"><text:s text:c="6"/>// edit item wal method jo ka admin handle kry ga add kry ga </text:p>
      <text:p text:style-name="P2"><text:s text:c="4"/>public void editItem()</text:p>
      <text:p text:style-name="P2"><text:s text:c="4"/>{</text:p>
      <text:p text:style-name="P2"><text:s text:c="8"/>int editChoice = 0;</text:p>
      <text:p text:style-name="P2"><text:s text:c="8"/>Scanner scanner = new Scanner(System.in);</text:p>
      <text:p text:style-name="P2"><text:s text:c="8"/></text:p>
      <text:p text:style-name="P2"><text:s text:c="8"/>System.out.println("\t\t---Please select an option--- ");</text:p>
      <text:p text:style-name="P2"><text:s text:c="8"/>System.out.println("1. Edit item from Rice");</text:p>
      <text:p text:style-name="P2"><text:s text:c="8"/>System.out.println("2. Edit item from Soup");</text:p>
      <text:p text:style-name="P2"><text:s text:c="8"/>System.out.println("3. Edit item from PakistaniTraditional");</text:p>
      <text:p text:style-name="P2"><text:s text:c="8"/>System.out.println("4. Exit");</text:p>
      <text:p text:style-name="P2"><text:s text:c="8"/></text:p>
      <text:p text:style-name="P2"><text:s text:c="8"/>try {</text:p>
      <text:p text:style-name="P2"><text:s text:c="12"/>editChoice = scanner.nextInt();</text:p>
      <text:p text:style-name="P2"><text:s text:c="8"/>} catch (Exception e) {</text:p>
      <text:p text:style-name="P2"><text:s text:c="12"/>System.out.println(" Invalid input! Please enter a valid integer choice.");</text:p>
      <text:p text:style-name="P2"><text:s text:c="12"/>scanner.nextLine();</text:p>
      <text:p text:style-name="P2"><text:s text:c="12"/>return;</text:p>
      <text:p text:style-name="P2"><text:s text:c="8"/>}</text:p>
      <text:p text:style-name="P2"><text:s text:c="8"/></text:p>
      <text:p text:style-name="P2"><text:s text:c="8"/>switch (editChoice)</text:p>
      <text:p text:style-name="P2"><text:s text:c="8"/>{</text:p>
      <text:p text:style-name="P2"><text:s text:c="12"/>case 1:</text:p>
      <text:p text:style-name="P2"><text:s text:c="16"/>rice.displayitem();</text:p>
      <text:p text:style-name="P2"><text:s text:c="16"/>System.out.print("Enter the number of the item you want to edit: ");</text:p>
      <text:p text:style-name="P2"><text:s text:c="16"/>try {</text:p>
      <text:p text:style-name="P2"><text:s text:c="20"/>int riceIndex = scanner.nextInt();</text:p>
      <text:p text:style-name="P2"><text:s text:c="20"/>rice.editItem(riceIndex-1);</text:p>
      <text:p text:style-name="P2"><text:s text:c="16"/>} catch (Exception e) {</text:p>
      <text:p text:style-name="P2"><text:s text:c="20"/>System.out.println(" Invalid input! Please enter a valid item number.");</text:p>
      <text:p text:style-name="P2"><text:s text:c="20"/>scanner.nextLine();</text:p>
      <text:p text:style-name="P2"><text:s text:c="16"/>}</text:p>
      <text:p text:style-name="P2"><text:s text:c="16"/>break;</text:p>
      <text:p text:style-name="P2"><text:s text:c="12"/>case 2:</text:p>
      <text:p text:style-name="P2"><text:s text:c="16"/>soup.displayitem();</text:p>
      <text:p text:style-name="P2"><text:s text:c="16"/>System.out.print("Enter the number of the item you want to edit: ");</text:p>
      <text:p text:style-name="P2"><text:s text:c="16"/>try {</text:p>
      <text:p text:style-name="P2"><text:s text:c="20"/>int soupIndex <text:s/>= scanner.nextInt();</text:p>
      <text:p text:style-name="P2"><text:soft-page-break/><text:s text:c="20"/>soup.editItem(soupIndex-1);</text:p>
      <text:p text:style-name="P2"><text:s text:c="16"/>} catch (Exception e) {</text:p>
      <text:p text:style-name="P2"><text:s text:c="20"/>System.out.println(" Invalid input! Please enter a valid item number.");</text:p>
      <text:p text:style-name="P2"><text:s text:c="20"/>scanner.nextLine();</text:p>
      <text:p text:style-name="P2"><text:s text:c="16"/>}</text:p>
      <text:p text:style-name="P2"><text:s text:c="16"/>break;</text:p>
      <text:p text:style-name="P2"><text:s text:c="16"/></text:p>
      <text:p text:style-name="P2"><text:s text:c="12"/>case 3:</text:p>
      <text:p text:style-name="P2"><text:s text:c="16"/>pakistaniTraditional.displayitem();</text:p>
      <text:p text:style-name="P2"><text:s text:c="16"/>System.out.print("Enter the number of the item you want to edit: ");</text:p>
      <text:p text:style-name="P2"><text:s text:c="16"/>try {</text:p>
      <text:p text:style-name="P2"><text:s text:c="20"/>int pakistaniIndex <text:s/>= scanner.nextInt();</text:p>
      <text:p text:style-name="P2"><text:s text:c="20"/>pakistaniTraditional.editItem(pakistaniIndex-1);</text:p>
      <text:p text:style-name="P2"><text:s text:c="16"/>} catch (Exception e) {</text:p>
      <text:p text:style-name="P2"><text:s text:c="20"/>System.out.println(" Invalid input! Please enter a valid item number.");</text:p>
      <text:p text:style-name="P2"><text:s text:c="20"/>scanner.nextLine();</text:p>
      <text:p text:style-name="P2"><text:s text:c="16"/>}</text:p>
      <text:p text:style-name="P2"><text:s text:c="16"/>break;</text:p>
      <text:p text:style-name="P2"><text:s text:c="12"/></text:p>
      <text:p text:style-name="P2"><text:s text:c="12"/>case 4:</text:p>
      <text:p text:style-name="P2"><text:s text:c="16"/>System.out.println(" Exiting the system ");</text:p>
      <text:p text:style-name="P2"><text:s text:c="16"/>break;</text:p>
      <text:p text:style-name="P2"><text:s text:c="12"/></text:p>
      <text:p text:style-name="P2"><text:s text:c="12"/>default:</text:p>
      <text:p text:style-name="P2"><text:s text:c="16"/>System.out.println(" Please enter a valid choice ");</text:p>
      <text:p text:style-name="P2"><text:s text:c="16"/>break;</text:p>
      <text:p text:style-name="P2"><text:s text:c="8"/>}</text:p>
      <text:p text:style-name="P2"><text:s text:c="4"/>}</text:p>
      <text:p text:style-name="P2">}</text:p>
      <text:p text:style-name="P2"/>
      <text:p text:style-name="P5"><text:s/><text:tab/><text:tab/><text:tab/><text:tab/>Third Class User </text:p>
      <text:p text:style-name="P3"/>
      <text:p text:style-name="P6">package com.mycompany.project1;</text:p>
      <text:p text:style-name="P6"/>
      <text:p text:style-name="P6">import java.util.Scanner;</text:p>
      <text:p text:style-name="P6">import java.util.ArrayList;</text:p>
      <text:p text:style-name="P6"/>
      <text:p text:style-name="P6">public class User </text:p>
      <text:p text:style-name="P6">{</text:p>
      <text:p text:style-name="P6"><text:s text:c="4"/>int userChoice = 0;</text:p>
      <text:p text:style-name="P6"><text:s text:c="4"/>int continueOrdering = 1;</text:p>
      <text:p text:style-name="P6"><text:s text:c="4"/>int itemNo = 0;</text:p>
      <text:p text:style-name="P6"><text:s text:c="4"/>ArrayList&lt;Menu&gt; orderedItems = new ArrayList&lt;&gt;();</text:p>
      <text:p text:style-name="P6"/>
      <text:p text:style-name="P6"><text:s text:c="4"/>Rice rice = new Rice();</text:p>
      <text:p text:style-name="P6"><text:s text:c="4"/>Soup soup = new Soup();</text:p>
      <text:p text:style-name="P6"><text:s text:c="4"/>PakistaniTraditional pakistani = new PakistaniTraditional();</text:p>
      <text:p text:style-name="P6"><text:s text:c="4"/>Scanner scanner = new Scanner(System.in);</text:p>
      <text:p text:style-name="P6"/>
      <text:p text:style-name="P6"><text:s text:c="4"/>public void order() </text:p>
      <text:p text:style-name="P6"><text:s text:c="4"/>{</text:p>
      <text:p text:style-name="P6"/>
      <text:p text:style-name="P6"><text:soft-page-break/><text:s text:c="8"/>do {</text:p>
      <text:p text:style-name="P6"><text:s text:c="12"/>System.out.println("\t\t ---------------------------- ");</text:p>
      <text:p text:style-name="P6"><text:s text:c="12"/>System.out.println("\t\t --- Wellcome to User --- ");</text:p>
      <text:p text:style-name="P6"><text:s text:c="12"/>System.out.println("\t\t ---------------------------- ");</text:p>
      <text:p text:style-name="P6"><text:s text:c="12"/>System.out.println("1. Rice Menu");</text:p>
      <text:p text:style-name="P6"><text:s text:c="12"/>System.out.println("2. Soup Menu");</text:p>
      <text:p text:style-name="P6"><text:s text:c="12"/>System.out.println("3. Pakistani Menu");</text:p>
      <text:p text:style-name="P6"><text:s text:c="12"/>System.out.println("4. Go Back to Main Menu");</text:p>
      <text:p text:style-name="P6"><text:s text:c="12"/>System.out.println("\t\t ---------------------------- ");</text:p>
      <text:p text:style-name="P6"><text:s text:c="12"/>System.out.print("Enter your choice: ");</text:p>
      <text:p text:style-name="P6"><text:s text:c="12"/></text:p>
      <text:p text:style-name="P6"><text:s text:c="12"/>try </text:p>
      <text:p text:style-name="P6"><text:s text:c="12"/>{</text:p>
      <text:p text:style-name="P6"><text:s text:c="16"/>userChoice = scanner.nextInt();</text:p>
      <text:p text:style-name="P6"><text:s text:c="12"/>} </text:p>
      <text:p text:style-name="P6"><text:s text:c="12"/>catch (Exception e)</text:p>
      <text:p text:style-name="P6"><text:s text:c="12"/>{</text:p>
      <text:p text:style-name="P6"><text:s text:c="16"/>System.out.println("Invalid number entered please enter a vlid num.");</text:p>
      <text:p text:style-name="P6"><text:s text:c="16"/>scanner.nextLine();</text:p>
      <text:p text:style-name="P6"><text:s text:c="16"/>continue;</text:p>
      <text:p text:style-name="P6"><text:s text:c="12"/>}</text:p>
      <text:p text:style-name="P6"/>
      <text:p text:style-name="P6"><text:s text:c="12"/>if (userChoice == 1) </text:p>
      <text:p text:style-name="P6"><text:s text:c="12"/>{</text:p>
      <text:p text:style-name="P6"><text:s text:c="16"/>rice.displayitem();</text:p>
      <text:p text:style-name="P6"><text:s text:c="16"/>System.out.print("Enter item number ");</text:p>
      <text:p text:style-name="P6"><text:s text:c="16"/></text:p>
      <text:p text:style-name="P6"><text:s text:c="16"/>try {</text:p>
      <text:p text:style-name="P6"><text:s text:c="20"/>itemNo = scanner.nextInt();</text:p>
      <text:p text:style-name="P6"><text:s text:c="16"/>} catch (Exception e) {</text:p>
      <text:p text:style-name="P6"><text:s text:c="20"/>System.out.println("Invalid number entered please enter a vlid num.");</text:p>
      <text:p text:style-name="P6"><text:s text:c="20"/>scanner.nextLine();</text:p>
      <text:p text:style-name="P6"><text:s text:c="20"/>continueOrdering = 1;</text:p>
      <text:p text:style-name="P6"><text:s text:c="20"/>continue;</text:p>
      <text:p text:style-name="P6"><text:s text:c="16"/>}</text:p>
      <text:p text:style-name="P6"><text:s text:c="16"/></text:p>
      <text:p text:style-name="P6"><text:s text:c="16"/>ArrayList&lt;Rice&gt; riceItems = rice.getRiceitems();</text:p>
      <text:p text:style-name="P6"/>
      <text:p text:style-name="P6"><text:s text:c="16"/>if (itemNo &gt; 0 &amp;&amp; itemNo &lt;= riceItems.size())</text:p>
      <text:p text:style-name="P6"><text:s text:c="16"/>{</text:p>
      <text:p text:style-name="P6"><text:s text:c="20"/>orderedItems.add(riceItems.get(itemNo - 1));</text:p>
      <text:p text:style-name="P6"><text:s text:c="20"/>System.out.println("Item added in order");</text:p>
      <text:p text:style-name="P6"><text:s text:c="20"/>System.out.println("\nDo you want to add more items?");</text:p>
      <text:p text:style-name="P6"><text:s text:c="20"/>System.out.println("Press 1 to add more, Press 2 to genrate bill ");</text:p>
      <text:p text:style-name="P6"><text:s text:c="20"/></text:p>
      <text:p text:style-name="P6"><text:s text:c="20"/>try {</text:p>
      <text:p text:style-name="P6"><text:s text:c="24"/>continueOrdering = scanner.nextInt();</text:p>
      <text:p text:style-name="P6"><text:s text:c="20"/>} catch (Exception e) {</text:p>
      <text:p text:style-name="P6"><text:s text:c="24"/>System.out.println("Invalid input Please enter 1 or 2");</text:p>
      <text:p text:style-name="P6"><text:s text:c="24"/>scanner.nextLine();</text:p>
      <text:p text:style-name="P6"><text:s text:c="24"/>continueOrdering = 1;</text:p>
      <text:p text:style-name="P6"><text:s text:c="20"/>}</text:p>
      <text:p text:style-name="P6"><text:soft-page-break/><text:s text:c="16"/>} </text:p>
      <text:p text:style-name="P6"><text:s text:c="16"/>else </text:p>
      <text:p text:style-name="P6"><text:s text:c="16"/>{</text:p>
      <text:p text:style-name="P6"><text:s text:c="20"/>System.out.println("Invalid number entered please enter a vlid num ");</text:p>
      <text:p text:style-name="P6"><text:s text:c="20"/>continueOrdering = 1;</text:p>
      <text:p text:style-name="P6"><text:s text:c="16"/>}</text:p>
      <text:p text:style-name="P6"/>
      <text:p text:style-name="P6"><text:s text:c="12"/>} </text:p>
      <text:p text:style-name="P6"><text:s text:c="12"/>else if (userChoice == 2)</text:p>
      <text:p text:style-name="P6"><text:s text:c="12"/>{</text:p>
      <text:p text:style-name="P6"><text:s text:c="16"/>soup.displayitem();</text:p>
      <text:p text:style-name="P6"><text:s text:c="16"/>System.out.print("Enter item number ");</text:p>
      <text:p text:style-name="P6"><text:s text:c="16"/></text:p>
      <text:p text:style-name="P6"><text:s text:c="16"/>try {</text:p>
      <text:p text:style-name="P6"><text:s text:c="20"/>itemNo = scanner.nextInt();</text:p>
      <text:p text:style-name="P6"><text:s text:c="16"/>} catch (Exception e) {</text:p>
      <text:p text:style-name="P6"><text:s text:c="20"/>System.out.println("Invalid number entered please enter a vlid num");</text:p>
      <text:p text:style-name="P6"><text:s text:c="20"/>scanner.nextLine();</text:p>
      <text:p text:style-name="P6"><text:s text:c="20"/>continueOrdering = 1;</text:p>
      <text:p text:style-name="P6"><text:s text:c="20"/>continue;</text:p>
      <text:p text:style-name="P6"><text:s text:c="16"/>}</text:p>
      <text:p text:style-name="P6"><text:s text:c="16"/></text:p>
      <text:p text:style-name="P6"><text:s text:c="16"/>ArrayList&lt;Soup&gt; soupItems = soup.getSoupitem();</text:p>
      <text:p text:style-name="P6"/>
      <text:p text:style-name="P6"><text:s text:c="16"/>if (itemNo &gt; 0 &amp;&amp; itemNo &lt;= soupItems.size()) </text:p>
      <text:p text:style-name="P6"><text:s text:c="16"/>{</text:p>
      <text:p text:style-name="P6"><text:s text:c="20"/>orderedItems.add(soupItems.get(itemNo - 1));</text:p>
      <text:p text:style-name="P6"><text:s text:c="20"/>System.out.println("Item added in order");</text:p>
      <text:p text:style-name="P6"><text:s text:c="20"/>System.out.println("\nDo you want to add more items?");</text:p>
      <text:p text:style-name="P6"><text:s text:c="20"/>System.out.println("Press 1 to add more, Press 2 to genrate bill ");</text:p>
      <text:p text:style-name="P6"><text:s text:c="20"/></text:p>
      <text:p text:style-name="P6"><text:s text:c="20"/>try {</text:p>
      <text:p text:style-name="P6"><text:s text:c="24"/>continueOrdering = scanner.nextInt();</text:p>
      <text:p text:style-name="P6"><text:s text:c="20"/>} catch (Exception e) {</text:p>
      <text:p text:style-name="P6"><text:s text:c="24"/>System.out.println("Invalid input Please enter 1 or 2");</text:p>
      <text:p text:style-name="P6"><text:s text:c="24"/>scanner.nextLine();</text:p>
      <text:p text:style-name="P6"><text:s text:c="24"/>continueOrdering = 1;</text:p>
      <text:p text:style-name="P6"><text:s text:c="20"/>}</text:p>
      <text:p text:style-name="P6"><text:s text:c="16"/>} </text:p>
      <text:p text:style-name="P6"><text:s text:c="16"/>else</text:p>
      <text:p text:style-name="P6"><text:s text:c="16"/>{</text:p>
      <text:p text:style-name="P6"><text:s text:c="20"/>System.out.println("Invalid number ");</text:p>
      <text:p text:style-name="P6"><text:s text:c="20"/>continueOrdering = 1;</text:p>
      <text:p text:style-name="P6"><text:s text:c="16"/>}</text:p>
      <text:p text:style-name="P6"/>
      <text:p text:style-name="P6"><text:s text:c="12"/>} </text:p>
      <text:p text:style-name="P6"><text:s text:c="12"/>else if (userChoice == 3) <text:s text:c="10"/></text:p>
      <text:p text:style-name="P6"><text:s text:c="12"/>{</text:p>
      <text:p text:style-name="P6"><text:s text:c="16"/>pakistani.displayitem();</text:p>
      <text:p text:style-name="P6"><text:s text:c="16"/>System.out.print("Enter item number ");</text:p>
      <text:p text:style-name="P6"><text:s text:c="16"/></text:p>
      <text:p text:style-name="P6"><text:s text:c="16"/>try {</text:p>
      <text:p text:style-name="P6"><text:soft-page-break/><text:s text:c="20"/>itemNo = scanner.nextInt();</text:p>
      <text:p text:style-name="P6"><text:s text:c="16"/>} catch (Exception e) {</text:p>
      <text:p text:style-name="P6"><text:s text:c="20"/>System.out.println("Invalid number entered please enter a vlid num");</text:p>
      <text:p text:style-name="P6"><text:s text:c="20"/>scanner.nextLine();</text:p>
      <text:p text:style-name="P6"><text:s text:c="20"/>continueOrdering = 1;</text:p>
      <text:p text:style-name="P6"><text:s text:c="20"/>continue;</text:p>
      <text:p text:style-name="P6"><text:s text:c="16"/>}</text:p>
      <text:p text:style-name="P6"><text:s text:c="16"/></text:p>
      <text:p text:style-name="P6"><text:s text:c="16"/>ArrayList&lt;PakistaniTraditional&gt; pakistaniItems = pakistani.getPakistaniTraditionalitem();</text:p>
      <text:p text:style-name="P6"/>
      <text:p text:style-name="P6"><text:s text:c="16"/>if (itemNo &gt; 0 &amp;&amp; itemNo &lt;= pakistaniItems.size())</text:p>
      <text:p text:style-name="P6"><text:s text:c="16"/>{</text:p>
      <text:p text:style-name="P6"><text:s text:c="20"/>orderedItems.add(pakistaniItems.get(itemNo - 1));</text:p>
      <text:p text:style-name="P6"><text:s text:c="20"/>System.out.println("Item added in order");</text:p>
      <text:p text:style-name="P6"><text:s text:c="20"/>System.out.println("\nDo you want to add more items?");</text:p>
      <text:p text:style-name="P6"><text:s text:c="20"/>System.out.println("Press 1 to add more, Press 2 to genrate bill: ");</text:p>
      <text:p text:style-name="P6"><text:s text:c="20"/></text:p>
      <text:p text:style-name="P6"><text:s text:c="20"/>try {</text:p>
      <text:p text:style-name="P6"><text:s text:c="24"/>continueOrdering = scanner.nextInt();</text:p>
      <text:p text:style-name="P6"><text:s text:c="20"/>} catch (Exception e) {</text:p>
      <text:p text:style-name="P6"><text:s text:c="24"/>System.out.println("Invalid input Please enter 1 or 2.");</text:p>
      <text:p text:style-name="P6"><text:s text:c="24"/>scanner.nextLine();</text:p>
      <text:p text:style-name="P6"><text:s text:c="24"/>continueOrdering = 1;</text:p>
      <text:p text:style-name="P6"><text:s text:c="20"/>}</text:p>
      <text:p text:style-name="P6"><text:s text:c="16"/>}</text:p>
      <text:p text:style-name="P6"><text:s text:c="16"/>else</text:p>
      <text:p text:style-name="P6"><text:s text:c="16"/>{</text:p>
      <text:p text:style-name="P6"><text:s text:c="20"/>System.out.println("Invalid number ");</text:p>
      <text:p text:style-name="P6"><text:s text:c="20"/>continueOrdering = 1;</text:p>
      <text:p text:style-name="P6"><text:s text:c="16"/>}</text:p>
      <text:p text:style-name="P6"/>
      <text:p text:style-name="P6"><text:s text:c="12"/>} </text:p>
      <text:p text:style-name="P6"><text:s text:c="12"/>else if (userChoice == 4) </text:p>
      <text:p text:style-name="P6"><text:s text:c="12"/>{</text:p>
      <text:p text:style-name="P6"><text:s text:c="16"/>System.out.println(" Going back to main menu ");</text:p>
      <text:p text:style-name="P6"><text:s text:c="16"/>return;</text:p>
      <text:p text:style-name="P6"><text:s text:c="12"/>}</text:p>
      <text:p text:style-name="P6"><text:s text:c="12"/>else</text:p>
      <text:p text:style-name="P6"><text:s text:c="12"/>{</text:p>
      <text:p text:style-name="P6"><text:s text:c="16"/>System.out.println(" Please enter a valid choice ");</text:p>
      <text:p text:style-name="P6"><text:s text:c="16"/>continueOrdering = 1;</text:p>
      <text:p text:style-name="P6"><text:s text:c="12"/>}</text:p>
      <text:p text:style-name="P6"/>
      <text:p text:style-name="P6"><text:s text:c="8"/>} </text:p>
      <text:p text:style-name="P6"><text:s text:c="8"/>while (continueOrdering == 1);</text:p>
      <text:p text:style-name="P6"><text:s text:c="4"/></text:p>
      <text:p text:style-name="P6"><text:s text:c="6"/>for (int i=0; i&lt;orderedItems.size(); i++)</text:p>
      <text:p text:style-name="P6"><text:s text:c="6"/>{</text:p>
      <text:p text:style-name="P6"><text:s text:c="10"/>orderedItems.get(i).displayitem();</text:p>
      <text:p text:style-name="P6"><text:s text:c="6"/>}</text:p>
      <text:p text:style-name="P6"/>
      <text:p text:style-name="P6"><text:s text:c="6"/>rice.customerData();</text:p>
      <text:p text:style-name="P6"><text:soft-page-break/><text:s text:c="6"/>rice.genrateBill(orderedItems);</text:p>
      <text:p text:style-name="P6"/>
      <text:p text:style-name="P6"><text:s text:c="4"/>}</text:p>
      <text:p text:style-name="P6">}</text:p>
      <text:p text:style-name="P6"/>
      <text:p text:style-name="P7"><text:s text:c="4"/><text:tab/><text:tab/><text:tab/><text:tab/>Inherited Class Rice </text:p>
      <text:p text:style-name="P6"/>
      <text:p text:style-name="P6">package com.mycompany.project1;</text:p>
      <text:p text:style-name="P6"/>
      <text:p text:style-name="P6">import java.util.Scanner;</text:p>
      <text:p text:style-name="P6">import java.util.ArrayList;</text:p>
      <text:p text:style-name="P6"/>
      <text:p text:style-name="P6">public class Rice extends Menu</text:p>
      <text:p text:style-name="P6">{</text:p>
      <text:p text:style-name="P6"><text:s text:c="4"/>// Array to add new items in class rice </text:p>
      <text:p text:style-name="P6"><text:s text:c="4"/>private ArrayList&lt;Rice&gt; ricelist = new ArrayList&lt;&gt;();</text:p>
      <text:p text:style-name="P6"><text:s text:c="3"/></text:p>
      <text:p text:style-name="P6">// default constructor is to show the items added in list <text:s/></text:p>
      <text:p text:style-name="P6"><text:s text:c="4"/></text:p>
      <text:p text:style-name="P6"><text:s text:c="4"/>public Rice()</text:p>
      <text:p text:style-name="P6"><text:s text:c="4"/>{</text:p>
      <text:p text:style-name="P6"><text:s text:c="8"/>super("",0);</text:p>
      <text:p text:style-name="P6"><text:s text:c="8"/></text:p>
      <text:p text:style-name="P6"><text:s text:c="8"/>ricelist.add(new Rice("1. Chicken Biryani ", 400));</text:p>
      <text:p text:style-name="P6"><text:s text:c="8"/>ricelist.add(new Rice("2. Chicken Pulao <text:s text:c="2"/>", 500));</text:p>
      <text:p text:style-name="P6"><text:s text:c="8"/>ricelist.add(new Rice("3. Veagetable Rice ", 300));</text:p>
      <text:p text:style-name="P6"><text:s text:c="8"/></text:p>
      <text:p text:style-name="P6"><text:s text:c="8"/></text:p>
      <text:p text:style-name="P6"><text:s text:c="4"/>}</text:p>
      <text:p text:style-name="P6"><text:s text:c="4"/></text:p>
      <text:p text:style-name="P6"><text:s text:c="4"/>// para-meterized constructor is responsible to create a new item acording to admin given name and price </text:p>
      <text:p text:style-name="P6"><text:s text:c="4"/>public Rice(String name,int price)</text:p>
      <text:p text:style-name="P6"><text:s text:c="4"/>{</text:p>
      <text:p text:style-name="P6"><text:s text:c="8"/>super(name,price);</text:p>
      <text:p text:style-name="P6"><text:s text:c="4"/>}</text:p>
      <text:p text:style-name="P6"><text:s text:c="4"/>// this function is to display items stored in arrylist name rice list </text:p>
      <text:p text:style-name="P6"><text:s text:c="4"/></text:p>
      <text:p text:style-name="P6"><text:s text:c="4"/>@Override</text:p>
      <text:p text:style-name="P6"><text:s text:c="4"/>public void displayitem()</text:p>
      <text:p text:style-name="P6"><text:s text:c="4"/>{</text:p>
      <text:p text:style-name="P6"><text:s text:c="8"/>System.out.println(" Rice items: ");</text:p>
      <text:p text:style-name="P6"><text:s text:c="8"/></text:p>
      <text:p text:style-name="P6"><text:s text:c="8"/>for(int i=0; i&lt;ricelist.size(); i++)</text:p>
      <text:p text:style-name="P6"><text:s text:c="8"/>{</text:p>
      <text:p text:style-name="P6"><text:s text:c="12"/>Rice item = ricelist.get(i);</text:p>
      <text:p text:style-name="P6"><text:s text:c="12"/>System.out.println(item.getname() + "\t\t" + item.getprice() );</text:p>
      <text:p text:style-name="P6"><text:s text:c="12"/></text:p>
      <text:p text:style-name="P6"><text:s text:c="8"/>}</text:p>
      <text:p text:style-name="P6"><text:s text:c="8"/></text:p>
      <text:p text:style-name="P6"><text:s text:c="4"/>}</text:p>
      <text:p text:style-name="P6"><text:s text:c="4"/>@Override</text:p>
      <text:p text:style-name="P6"><text:soft-page-break/><text:s text:c="8"/>public void additem(String name,int price)</text:p>
      <text:p text:style-name="P6"><text:s text:c="8"/>{</text:p>
      <text:p text:style-name="P6"><text:s text:c="12"/>// new item of rice is created </text:p>
      <text:p text:style-name="P6"><text:s text:c="12"/>Rice newItem = new Rice (name,price); </text:p>
      <text:p text:style-name="P6"><text:s text:c="12"/>ricelist.add(newItem);</text:p>
      <text:p text:style-name="P6"><text:s text:c="12"/>System.out.println("New item added to list");</text:p>
      <text:p text:style-name="P6"><text:s text:c="12"/></text:p>
      <text:p text:style-name="P6"><text:s text:c="8"/>}</text:p>
      <text:p text:style-name="P6"><text:s text:c="4"/></text:p>
      <text:p text:style-name="P6"><text:s text:c="4"/>public ArrayList&lt;Rice&gt; getRiceitems()</text:p>
      <text:p text:style-name="P6"><text:s text:c="4"/>{</text:p>
      <text:p text:style-name="P6"><text:s text:c="8"/>return ricelist;</text:p>
      <text:p text:style-name="P6"><text:s text:c="4"/>}</text:p>
      <text:p text:style-name="P6"><text:s text:c="4"/></text:p>
      <text:p text:style-name="P6"><text:s text:c="4"/>@Override</text:p>
      <text:p text:style-name="P6"><text:s text:c="4"/>public void deleteitem(int index)</text:p>
      <text:p text:style-name="P6"><text:s text:c="4"/>{</text:p>
      <text:p text:style-name="P6"><text:s text:c="8"/>if (index&gt;=0 &amp;&amp; index&lt;ricelist.size())</text:p>
      <text:p text:style-name="P6"><text:s text:c="8"/>{</text:p>
      <text:p text:style-name="P6"><text:s text:c="12"/>Rice removeditem = ricelist.remove(index);</text:p>
      <text:p text:style-name="P6"><text:s text:c="12"/>System.out.println(" item removed successfully ");</text:p>
      <text:p text:style-name="P6"><text:s text:c="12"/></text:p>
      <text:p text:style-name="P6"><text:s text:c="8"/>}</text:p>
      <text:p text:style-name="P6"><text:s text:c="8"/>else </text:p>
      <text:p text:style-name="P6"><text:s text:c="8"/>{</text:p>
      <text:p text:style-name="P6"><text:s text:c="12"/>System.out.println(" please enter valid item number ");</text:p>
      <text:p text:style-name="P6"><text:s text:c="8"/>}</text:p>
      <text:p text:style-name="P6"><text:s text:c="4"/>}</text:p>
      <text:p text:style-name="P6"><text:s text:c="4"/></text:p>
      <text:p text:style-name="P6"><text:s text:c="4"/>@Override</text:p>
      <text:p text:style-name="P6"><text:s text:c="4"/>public void editItem(int index)</text:p>
      <text:p text:style-name="P6"><text:s text:c="4"/>{</text:p>
      <text:p text:style-name="P6"><text:s text:c="8"/>String newName;</text:p>
      <text:p text:style-name="P6"><text:s text:c="8"/>int newPrice =0;</text:p>
      <text:p text:style-name="P6"><text:s text:c="8"/></text:p>
      <text:p text:style-name="P6"><text:s text:c="8"/></text:p>
      <text:p text:style-name="P6"><text:s text:c="8"/>Scanner scanner = new Scanner(System.in);</text:p>
      <text:p text:style-name="P6"><text:s text:c="8"/></text:p>
      <text:p text:style-name="P6"><text:s text:c="8"/>if (index&gt;=0 &amp;&amp; index&lt;ricelist.size())</text:p>
      <text:p text:style-name="P6"><text:s text:c="8"/>{</text:p>
      <text:p text:style-name="P6"><text:s text:c="12"/>System.out.println(" Current name of item " + ricelist.get(index).getname());</text:p>
      <text:p text:style-name="P6"><text:s text:c="12"/>System.out.println(" Please enter the new name of rice item ");</text:p>
      <text:p text:style-name="P6"><text:s text:c="12"/>try</text:p>
      <text:p text:style-name="P6"><text:s text:c="12"/>{</text:p>
      <text:p text:style-name="P6"><text:s text:c="16"/>scanner.nextLine();</text:p>
      <text:p text:style-name="P6"><text:s text:c="16"/>newName = scanner.nextLine();</text:p>
      <text:p text:style-name="P6"><text:s text:c="12"/>} </text:p>
      <text:p text:style-name="P6"><text:s text:c="12"/>catch (Exception e) </text:p>
      <text:p text:style-name="P6"><text:s text:c="12"/>{</text:p>
      <text:p text:style-name="P6"><text:s text:c="16"/>System.out.println("Invalid input Please enter a valid name.");</text:p>
      <text:p text:style-name="P6"><text:s text:c="16"/>return;</text:p>
      <text:p text:style-name="P6"><text:s text:c="12"/>}</text:p>
      <text:p text:style-name="P6"><text:soft-page-break/><text:s text:c="19"/></text:p>
      <text:p text:style-name="P6"><text:s text:c="12"/>System.out.println(" Current price of item " + ricelist.get(index).getprice());</text:p>
      <text:p text:style-name="P6"><text:s text:c="12"/>System.out.println(" Please enter the new price of rice item ");</text:p>
      <text:p text:style-name="P6"><text:s text:c="12"/>try</text:p>
      <text:p text:style-name="P6"><text:s text:c="12"/>{</text:p>
      <text:p text:style-name="P6"><text:s text:c="16"/>newPrice = scanner.nextInt();</text:p>
      <text:p text:style-name="P6"><text:s text:c="12"/>} </text:p>
      <text:p text:style-name="P6"><text:s text:c="12"/>catch (Exception e) </text:p>
      <text:p text:style-name="P6"><text:s text:c="12"/>{</text:p>
      <text:p text:style-name="P6"><text:s text:c="16"/>System.out.println("Invalid input Please enter a number.");</text:p>
      <text:p text:style-name="P6"><text:s text:c="16"/>scanner.nextLine();</text:p>
      <text:p text:style-name="P6"><text:s text:c="16"/>return;</text:p>
      <text:p text:style-name="P6"><text:s text:c="12"/>}</text:p>
      <text:p text:style-name="P6"><text:s text:c="12"/></text:p>
      <text:p text:style-name="P6"><text:s text:c="12"/>// setting new price and name </text:p>
      <text:p text:style-name="P6"><text:s text:c="12"/>ricelist.get(index).setname(newName);</text:p>
      <text:p text:style-name="P6"><text:s text:c="12"/>ricelist.get(index).setprice(newPrice);</text:p>
      <text:p text:style-name="P6"><text:s text:c="9"/></text:p>
      <text:p text:style-name="P6"><text:s text:c="12"/>System.out.println("Item updated successfully.");</text:p>
      <text:p text:style-name="P6"><text:s text:c="12"/></text:p>
      <text:p text:style-name="P6"><text:s text:c="8"/>}</text:p>
      <text:p text:style-name="P6"><text:s text:c="8"/></text:p>
      <text:p text:style-name="P6"><text:s text:c="8"/>else</text:p>
      <text:p text:style-name="P6"><text:s text:c="8"/>{</text:p>
      <text:p text:style-name="P6"><text:s text:c="12"/>System.out.println(" Invalid number enter a valid number please ");</text:p>
      <text:p text:style-name="P6"><text:s text:c="8"/>}</text:p>
      <text:p text:style-name="P6"><text:s text:c="8"/></text:p>
      <text:p text:style-name="P6"><text:s text:c="4"/>}</text:p>
      <text:p text:style-name="P6">}</text:p>
      <text:p text:style-name="P6"/>
      <text:p text:style-name="P7"><text:s/><text:tab/><text:tab/><text:tab/><text:tab/><text:tab/>Inherited Class Soup:</text:p>
      <text:p text:style-name="P6"/>
      <text:p text:style-name="P6">package com.mycompany.project1;</text:p>
      <text:p text:style-name="P6"/>
      <text:p text:style-name="P6">import java.util.Scanner;</text:p>
      <text:p text:style-name="P6">import java.util.ArrayList;</text:p>
      <text:p text:style-name="P6"/>
      <text:p text:style-name="P6">public class Soup extends Menu </text:p>
      <text:p text:style-name="P6">{</text:p>
      <text:p text:style-name="P6"><text:s text:c="4"/>// Array to store soup things</text:p>
      <text:p text:style-name="P6"><text:s text:c="3"/>private ArrayList &lt;Soup&gt; soupList = new ArrayList&lt;&gt;(); <text:s text:c="7"/></text:p>
      <text:p text:style-name="P6"/>
      <text:p text:style-name="P6"><text:s text:c="5"/>// non parameterized constructor to call the already added items in array </text:p>
      <text:p text:style-name="P6"><text:s text:c="3"/></text:p>
      <text:p text:style-name="P6"><text:s text:c="3"/>public Soup()</text:p>
      <text:p text:style-name="P6"><text:s text:c="3"/>{</text:p>
      <text:p text:style-name="P6"><text:s text:c="7"/>super("",0);</text:p>
      <text:p text:style-name="P6"><text:s text:c="7"/></text:p>
      <text:p text:style-name="P6"><text:s text:c="7"/>soupList.add(new Soup("1. Chicken corn soup <text:s/>\t\t" <text:s/>,700));</text:p>
      <text:p text:style-name="P6"><text:s text:c="7"/>soupList.add(new Soup("2. Hot and sour soup <text:s/>\t\t" <text:s/>,900));</text:p>
      <text:p text:style-name="P6"><text:s text:c="7"/>soupList.add(new Soup("3. Vagetable Soup <text:s text:c="4"/>\t\t" <text:s text:c="4"/>,600));</text:p>
      <text:p text:style-name="P6"><text:s text:c="7"/></text:p>
      <text:p text:style-name="P6"><text:soft-page-break/><text:s text:c="3"/>}</text:p>
      <text:p text:style-name="P6"><text:s text:c="2"/>// parameterized costructor for the thing that admin will add in the list </text:p>
      <text:p text:style-name="P6"><text:s text:c="3"/>public Soup(String name,int price)</text:p>
      <text:p text:style-name="P6"><text:s text:c="3"/>{</text:p>
      <text:p text:style-name="P6"><text:s text:c="4"/>super(name,price); <text:s text:c="2"/></text:p>
      <text:p text:style-name="P6"><text:s text:c="3"/>}</text:p>
      <text:p text:style-name="P6"><text:s text:c="4"/></text:p>
      <text:p text:style-name="P6"><text:s text:c="3"/>// display method to display the isoup items </text:p>
      <text:p text:style-name="P6"><text:s text:c="3"/>@Override</text:p>
      <text:p text:style-name="P6"><text:s text:c="3"/>public void displayitem()</text:p>
      <text:p text:style-name="P6"><text:s text:c="3"/>{</text:p>
      <text:p text:style-name="P6"><text:s text:c="7"/>System.out.println(" Soup items ");</text:p>
      <text:p text:style-name="P6"><text:s text:c="7"/></text:p>
      <text:p text:style-name="P6"><text:s text:c="7"/>// for loop is here we are using to show all the items in the list of soup one by one </text:p>
      <text:p text:style-name="P6"><text:s text:c="7"/>for (int i=0; i&lt;soupList.size(); i++)</text:p>
      <text:p text:style-name="P6"><text:s text:c="7"/>{</text:p>
      <text:p text:style-name="P6"><text:s text:c="11"/>// it is showing the current thing on the index </text:p>
      <text:p text:style-name="P6"><text:s text:c="11"/>Soup item = soupList.get(i);</text:p>
      <text:p text:style-name="P6"><text:s text:c="11"/>System.out.println(item.getname() + "\t\t" + item.getprice());</text:p>
      <text:p text:style-name="P6"><text:s text:c="10"/></text:p>
      <text:p text:style-name="P6"><text:s text:c="11"/>// item is the temporay object that we created to hold the current item on the index </text:p>
      <text:p text:style-name="P6"><text:s text:c="7"/>}</text:p>
      <text:p text:style-name="P6"><text:s text:c="3"/>}</text:p>
      <text:p text:style-name="P6"><text:s text:c="3"/></text:p>
      <text:p text:style-name="P6"><text:s text:c="3"/>// add item method to add a new item </text:p>
      <text:p text:style-name="P6"><text:s text:c="3"/>@Override</text:p>
      <text:p text:style-name="P6"><text:s text:c="3"/>public void additem(String name,int price)</text:p>
      <text:p text:style-name="P6"><text:s text:c="3"/>{</text:p>
      <text:p text:style-name="P6"><text:s text:c="7"/>// newitem is the object created of soup</text:p>
      <text:p text:style-name="P6"><text:s text:c="7"/>Soup newitem = new Soup(name,price);</text:p>
      <text:p text:style-name="P6"><text:s text:c="7"/>soupList.add(newitem); <text:s text:c="2"/>// soupList arry ma newitem soup ki add kr di ha</text:p>
      <text:p text:style-name="P6"><text:s text:c="7"/>System.out.println(" New item of soup is added");</text:p>
      <text:p text:style-name="P6"><text:s text:c="7"/></text:p>
      <text:p text:style-name="P6"><text:s text:c="3"/>}</text:p>
      <text:p text:style-name="P6"><text:s text:c="3"/>public ArrayList&lt;Soup&gt;getSoupitem()</text:p>
      <text:p text:style-name="P6"><text:s text:c="3"/>{</text:p>
      <text:p text:style-name="P6"><text:s text:c="7"/>return soupList;</text:p>
      <text:p text:style-name="P6"><text:s text:c="3"/>}</text:p>
      <text:p text:style-name="P6"><text:s text:c="3"/></text:p>
      <text:p text:style-name="P6"><text:s text:c="3"/>@Override</text:p>
      <text:p text:style-name="P6"><text:s text:c="4"/>public void deleteitem(int index)</text:p>
      <text:p text:style-name="P6"><text:s text:c="4"/>{</text:p>
      <text:p text:style-name="P6"><text:s text:c="8"/>if (index&gt;=0 &amp;&amp; index&lt;soupList.size())</text:p>
      <text:p text:style-name="P6"><text:s text:c="8"/>{</text:p>
      <text:p text:style-name="P6"><text:s text:c="12"/>Soup removeditem = soupList.remove(index);</text:p>
      <text:p text:style-name="P6"><text:s text:c="12"/>System.out.println(" item removed successfully ");</text:p>
      <text:p text:style-name="P6"><text:s text:c="12"/></text:p>
      <text:p text:style-name="P6"><text:s text:c="8"/>}</text:p>
      <text:p text:style-name="P6"><text:s text:c="8"/>else </text:p>
      <text:p text:style-name="P6"><text:s text:c="8"/>{</text:p>
      <text:p text:style-name="P6"><text:s text:c="12"/>System.out.println(" please enter valid item number ");</text:p>
      <text:p text:style-name="P6"><text:s text:c="8"/>}</text:p>
      <text:p text:style-name="P6"><text:soft-page-break/><text:s text:c="40"/></text:p>
      <text:p text:style-name="P6"><text:s text:c="4"/>}</text:p>
      <text:p text:style-name="P6"><text:s text:c="2"/>@Override</text:p>
      <text:p text:style-name="P6"><text:s text:c="2"/>public void editItem(int index)</text:p>
      <text:p text:style-name="P6"><text:s text:c="2"/>{</text:p>
      <text:p text:style-name="P6"><text:s text:c="8"/>String newName;</text:p>
      <text:p text:style-name="P6"><text:s text:c="8"/>int newPrice =0;</text:p>
      <text:p text:style-name="P6"><text:s text:c="6"/></text:p>
      <text:p text:style-name="P6"><text:s text:c="6"/>Scanner scanner = new Scanner(System.in);</text:p>
      <text:p text:style-name="P6"><text:s text:c="6"/>if (index&gt;=0 &amp;&amp; index&lt;soupList.size())</text:p>
      <text:p text:style-name="P6"><text:s text:c="8"/>{</text:p>
      <text:p text:style-name="P6"><text:s text:c="12"/>System.out.println(" Current name of item " + soupList.get(index).getname());</text:p>
      <text:p text:style-name="P6"><text:s text:c="12"/>System.out.println(" Please enter the new name of soup item ");</text:p>
      <text:p text:style-name="P6"><text:s text:c="12"/>try {</text:p>
      <text:p text:style-name="P6"><text:s text:c="16"/>scanner.nextLine();</text:p>
      <text:p text:style-name="P6"><text:s text:c="16"/>newName = scanner.nextLine();</text:p>
      <text:p text:style-name="P6"><text:s text:c="12"/>} catch (Exception e) {</text:p>
      <text:p text:style-name="P6"><text:s text:c="16"/>System.out.println("Invalid input Please enter a valid name.");</text:p>
      <text:p text:style-name="P6"><text:s text:c="16"/>return;</text:p>
      <text:p text:style-name="P6"><text:s text:c="12"/>}</text:p>
      <text:p text:style-name="P6"><text:s text:c="19"/></text:p>
      <text:p text:style-name="P6"><text:s text:c="12"/>System.out.println(" Current price of item " + soupList.get(index).getprice());</text:p>
      <text:p text:style-name="P6"><text:s text:c="12"/>System.out.println(" Please enter the new price of soup item ");</text:p>
      <text:p text:style-name="P6"><text:s text:c="12"/>try {</text:p>
      <text:p text:style-name="P6"><text:s text:c="16"/>newPrice = scanner.nextInt();</text:p>
      <text:p text:style-name="P6"><text:s text:c="12"/>} catch (Exception e) {</text:p>
      <text:p text:style-name="P6"><text:s text:c="16"/>System.out.println("Invalid input Please enter a number.");</text:p>
      <text:p text:style-name="P6"><text:s text:c="16"/>scanner.nextLine();</text:p>
      <text:p text:style-name="P6"><text:s text:c="16"/>return;</text:p>
      <text:p text:style-name="P6"><text:s text:c="12"/>}</text:p>
      <text:p text:style-name="P6"><text:s text:c="12"/></text:p>
      <text:p text:style-name="P6"><text:s text:c="12"/>// setting new price and name </text:p>
      <text:p text:style-name="P6"><text:s text:c="12"/>soupList.get(index).setname(newName);</text:p>
      <text:p text:style-name="P6"><text:s text:c="12"/>soupList.get(index).setprice(newPrice);</text:p>
      <text:p text:style-name="P6"><text:s text:c="9"/></text:p>
      <text:p text:style-name="P6"><text:s text:c="12"/>System.out.println("Item updated successfully.");</text:p>
      <text:p text:style-name="P6"><text:s text:c="12"/></text:p>
      <text:p text:style-name="P6"><text:s text:c="8"/>}</text:p>
      <text:p text:style-name="P6"><text:s text:c="8"/></text:p>
      <text:p text:style-name="P6"><text:s text:c="8"/>else</text:p>
      <text:p text:style-name="P6"><text:s text:c="8"/>{</text:p>
      <text:p text:style-name="P6"><text:s text:c="12"/>System.out.println(" Invalid number enter a valid number please ");</text:p>
      <text:p text:style-name="P6"><text:s text:c="8"/>}</text:p>
      <text:p text:style-name="P6"><text:s text:c="8"/></text:p>
      <text:p text:style-name="P6"><text:s text:c="4"/>}</text:p>
      <text:p text:style-name="P6">}</text:p>
      <text:p text:style-name="P6"/>
      <text:p text:style-name="P8"><text:s/><text:tab/><text:tab/><text:tab/>Inherited Class Pakistani Traditional:</text:p>
      <text:p text:style-name="P6"/>
      <text:p text:style-name="P6">package com.mycompany.project1;</text:p>
      <text:p text:style-name="P6"/>
      <text:p text:style-name="P6">import java.util.ArrayList;</text:p>
      <text:p text:style-name="P6"><text:soft-page-break/>import java.util.Scanner;</text:p>
      <text:p text:style-name="P6"/>
      <text:p text:style-name="P6">public class PakistaniTraditional extends Menu</text:p>
      <text:p text:style-name="P6">{</text:p>
      <text:p text:style-name="P6"><text:s text:c="4"/>private ArrayList&lt;PakistaniTraditional&gt; PakistaniList = new ArrayList&lt;&gt;();</text:p>
      <text:p text:style-name="P6"><text:s text:c="4"/></text:p>
      <text:p text:style-name="P6"><text:s text:c="4"/>public PakistaniTraditional()</text:p>
      <text:p text:style-name="P6"><text:s text:c="4"/>{</text:p>
      <text:p text:style-name="P6"><text:s text:c="8"/>super("",0);</text:p>
      <text:p text:style-name="P6"><text:s text:c="8"/></text:p>
      <text:p text:style-name="P6"><text:s text:c="8"/>PakistaniList.add(new PakistaniTraditional("1. Chicken Karahi <text:s text:c="3"/>\t\t", <text:s text:c="5"/>1000));</text:p>
      <text:p text:style-name="P6"><text:s text:c="8"/>PakistaniList.add(new PakistaniTraditional("2. Beef Karahi <text:s text:c="4"/>\t\t", <text:s text:c="4"/>1200));</text:p>
      <text:p text:style-name="P6"><text:s text:c="8"/>PakistaniList.add(new PakistaniTraditional("3. Mutton Karahi <text:s text:c="2"/>\t\t", <text:s text:c="4"/>2500));</text:p>
      <text:p text:style-name="P6"><text:s text:c="8"/>PakistaniList.add(new PakistaniTraditional("4. Chicken Mandi <text:s text:c="2"/>\t\t", <text:s text:c="4"/>2000));</text:p>
      <text:p text:style-name="P6"><text:s text:c="8"/></text:p>
      <text:p text:style-name="P6"><text:s text:c="4"/>}</text:p>
      <text:p text:style-name="P6"><text:s text:c="4"/></text:p>
      <text:p text:style-name="P6"><text:s text:c="4"/>public PakistaniTraditional(String name, int price)</text:p>
      <text:p text:style-name="P6"><text:s text:c="4"/>{</text:p>
      <text:p text:style-name="P6"><text:s text:c="8"/>super(name,price);</text:p>
      <text:p text:style-name="P6"><text:s text:c="4"/>}</text:p>
      <text:p text:style-name="P6"><text:s text:c="4"/></text:p>
      <text:p text:style-name="P6"><text:s text:c="4"/>@Override</text:p>
      <text:p text:style-name="P6"><text:s text:c="4"/>public void displayitem()</text:p>
      <text:p text:style-name="P6"><text:s text:c="4"/>{</text:p>
      <text:p text:style-name="P6"><text:s text:c="5"/></text:p>
      <text:p text:style-name="P6"><text:s text:c="8"/>System.out.println(" Pakistani Traditional items ");</text:p>
      <text:p text:style-name="P6"><text:s text:c="8"/></text:p>
      <text:p text:style-name="P6"><text:s text:c="8"/>for (int i=0; i&lt;PakistaniList.size(); i++)</text:p>
      <text:p text:style-name="P6"><text:s text:c="8"/>{</text:p>
      <text:p text:style-name="P6"><text:s text:c="12"/>PakistaniTraditional item = PakistaniList.get(i);</text:p>
      <text:p text:style-name="P6"><text:s text:c="12"/>System.out.println(item.getname() + "\t\t" + item.getprice());</text:p>
      <text:p text:style-name="P6"><text:s text:c="8"/>}</text:p>
      <text:p text:style-name="P6"><text:s text:c="7"/></text:p>
      <text:p text:style-name="P6"><text:s text:c="4"/>}</text:p>
      <text:p text:style-name="P6"><text:s text:c="4"/>@Override</text:p>
      <text:p text:style-name="P6"><text:s text:c="4"/>public void additem(String name, int price)</text:p>
      <text:p text:style-name="P6"><text:s text:c="4"/>{</text:p>
      <text:p text:style-name="P6"><text:s text:c="12"/>PakistaniTraditional newitem = new PakistaniTraditional(name,price); </text:p>
      <text:p text:style-name="P6"><text:s text:c="12"/>PakistaniList.add(newitem);</text:p>
      <text:p text:style-name="P6"><text:s text:c="12"/>System.out.println("New item is added in the list");</text:p>
      <text:p text:style-name="P6"><text:s text:c="4"/>}</text:p>
      <text:p text:style-name="P6"><text:s text:c="4"/>public ArrayList&lt;PakistaniTraditional&gt;getPakistaniTraditionalitem()</text:p>
      <text:p text:style-name="P6"><text:s text:c="7"/>{</text:p>
      <text:p text:style-name="P6"><text:s text:c="11"/>return PakistaniList;</text:p>
      <text:p text:style-name="P6"><text:s text:c="7"/>}</text:p>
      <text:p text:style-name="P6"><text:s text:c="4"/></text:p>
      <text:p text:style-name="P6"><text:s text:c="4"/>@Override</text:p>
      <text:p text:style-name="P6"><text:s text:c="4"/>public void deleteitem(int index)</text:p>
      <text:p text:style-name="P6"><text:s text:c="4"/>{</text:p>
      <text:p text:style-name="P6"><text:s text:c="8"/>if (index&gt;=0 &amp;&amp; index&lt;PakistaniList.size())</text:p>
      <text:p text:style-name="P6"><text:s text:c="8"/>{</text:p>
      <text:p text:style-name="P6"><text:soft-page-break/><text:s text:c="12"/>PakistaniTraditional removeditem = PakistaniList.remove(index);</text:p>
      <text:p text:style-name="P6"><text:s text:c="12"/>System.out.println(" item removed successfully ");</text:p>
      <text:p text:style-name="P6"><text:s text:c="12"/></text:p>
      <text:p text:style-name="P6"><text:s text:c="8"/>}</text:p>
      <text:p text:style-name="P6"><text:s text:c="8"/>else </text:p>
      <text:p text:style-name="P6"><text:s text:c="8"/>{</text:p>
      <text:p text:style-name="P6"><text:s text:c="12"/>System.out.println(" please enter valid item number ");</text:p>
      <text:p text:style-name="P6"><text:s text:c="8"/>}</text:p>
      <text:p text:style-name="P6"><text:s text:c="4"/>}</text:p>
      <text:p text:style-name="P6"><text:s text:c="4"/></text:p>
      <text:p text:style-name="P6"><text:s text:c="4"/>@Override</text:p>
      <text:p text:style-name="P6"><text:s text:c="4"/>public void editItem(int index)</text:p>
      <text:p text:style-name="P6"><text:s text:c="4"/>{</text:p>
      <text:p text:style-name="P6"><text:s text:c="8"/>String newName;</text:p>
      <text:p text:style-name="P6"><text:s text:c="8"/>int newPrice =0;</text:p>
      <text:p text:style-name="P6"><text:s text:c="6"/></text:p>
      <text:p text:style-name="P6"><text:s text:c="6"/>Scanner scanner = new Scanner(System.in);</text:p>
      <text:p text:style-name="P6"><text:s text:c="6"/>if (index&gt;=0 &amp;&amp; index&lt;PakistaniList.size())</text:p>
      <text:p text:style-name="P6"><text:s text:c="8"/>{</text:p>
      <text:p text:style-name="P6"><text:s text:c="12"/>System.out.println(" Current name of item " + PakistaniList.get(index).getname());</text:p>
      <text:p text:style-name="P6"><text:s text:c="12"/>System.out.println(" Please enter the new name of Pakistani item ");</text:p>
      <text:p text:style-name="P6"><text:s text:c="12"/></text:p>
      <text:p text:style-name="P6"><text:s text:c="12"/>try {</text:p>
      <text:p text:style-name="P6"><text:s text:c="16"/>scanner.nextLine();</text:p>
      <text:p text:style-name="P6"><text:s text:c="16"/>newName = scanner.nextLine();</text:p>
      <text:p text:style-name="P6"><text:s text:c="12"/>} catch (Exception e) {</text:p>
      <text:p text:style-name="P6"><text:s text:c="16"/>System.out.println(" Invalid Please enter a valid name.");</text:p>
      <text:p text:style-name="P6"><text:s text:c="16"/>return;</text:p>
      <text:p text:style-name="P6"><text:s text:c="12"/>}</text:p>
      <text:p text:style-name="P6"><text:s text:c="12"/></text:p>
      <text:p text:style-name="P6"><text:s text:c="12"/>System.out.println(" Current price of item " + PakistaniList.get(index).getprice());</text:p>
      <text:p text:style-name="P6"><text:s text:c="12"/>System.out.println(" Please enter the new price of Pakistani item ");</text:p>
      <text:p text:style-name="P6"><text:s text:c="12"/></text:p>
      <text:p text:style-name="P6"><text:s text:c="12"/>try {</text:p>
      <text:p text:style-name="P6"><text:s text:c="16"/>newPrice = scanner.nextInt();</text:p>
      <text:p text:style-name="P6"><text:s text:c="12"/>} catch (Exception e) {</text:p>
      <text:p text:style-name="P6"><text:s text:c="16"/>System.out.println("Invalid input Please enter a number.");</text:p>
      <text:p text:style-name="P6"><text:s text:c="16"/>scanner.nextLine();</text:p>
      <text:p text:style-name="P6"><text:s text:c="16"/>return;</text:p>
      <text:p text:style-name="P6"><text:s text:c="12"/>}</text:p>
      <text:p text:style-name="P6"><text:s text:c="12"/></text:p>
      <text:p text:style-name="P6"><text:s text:c="12"/>PakistaniList.get(index).setname(newName);</text:p>
      <text:p text:style-name="P6"><text:s text:c="12"/>PakistaniList.get(index).setprice(newPrice);</text:p>
      <text:p text:style-name="P6"><text:s text:c="9"/></text:p>
      <text:p text:style-name="P6"><text:s text:c="12"/>System.out.println("Item updated successfully.");</text:p>
      <text:p text:style-name="P6"><text:s text:c="12"/></text:p>
      <text:p text:style-name="P6"><text:s text:c="8"/>}</text:p>
      <text:p text:style-name="P6"><text:s text:c="8"/></text:p>
      <text:p text:style-name="P6"><text:s text:c="8"/>else</text:p>
      <text:p text:style-name="P6"><text:s text:c="8"/>{</text:p>
      <text:p text:style-name="P6"><text:s text:c="12"/>System.out.println(" Invalid number enter a valid number please ");</text:p>
      <text:p text:style-name="P6"><text:s text:c="8"/>}</text:p>
      <text:p text:style-name="P6"><text:soft-page-break/><text:s text:c="8"/></text:p>
      <text:p text:style-name="P6"><text:s text:c="4"/>}</text:p>
      <text:p text:style-name="P6">}</text:p>
      <text:p text:style-name="P6"/>
      <text:p text:style-name="P7"><text:s/><text:tab/><text:tab/><text:tab/><text:tab/>Main Class Project1.java:</text:p>
      <text:p text:style-name="P6"/>
      <text:p text:style-name="P6">package com.mycompany.project1;</text:p>
      <text:p text:style-name="P6">import java.util.Scanner;</text:p>
      <text:p text:style-name="P6"/>
      <text:p text:style-name="P6">public class Project1 {</text:p>
      <text:p text:style-name="P6"/>
      <text:p text:style-name="P6"><text:s text:c="4"/>public static void main(String[] args) </text:p>
      <text:p text:style-name="P6"><text:s text:c="4"/>{</text:p>
      <text:p text:style-name="P6"><text:s text:c="8"/>Scanner scanner = new Scanner(System.in);</text:p>
      <text:p text:style-name="P6"><text:s text:c="8"/>int choice;</text:p>
      <text:p text:style-name="P6"><text:s text:c="8"/>int continueChoice = 1; </text:p>
      <text:p text:style-name="P6"/>
      <text:p text:style-name="P6"><text:s text:c="8"/>do {</text:p>
      <text:p text:style-name="P6"><text:s text:c="12"/>System.out.println("\t\t ---------------------------- ");</text:p>
      <text:p text:style-name="P6"><text:s text:c="12"/>System.out.println("\t\t\t --- Wellcome ---");</text:p>
      <text:p text:style-name="P6"><text:s text:c="12"/>System.out.println("\t\t ---------------------------- ");</text:p>
      <text:p text:style-name="P6"><text:s text:c="12"/>System.out.println(" Please select your choice ");</text:p>
      <text:p text:style-name="P6"><text:s text:c="12"/>System.out.println("1. Admin");</text:p>
      <text:p text:style-name="P6"><text:s text:c="12"/>System.out.println("\t\t ---------------------------- ");</text:p>
      <text:p text:style-name="P6"><text:s text:c="12"/>System.out.println("2. User");</text:p>
      <text:p text:style-name="P6"><text:s text:c="12"/>System.out.println("\t\t ---------------------------- ");</text:p>
      <text:p text:style-name="P6"><text:s text:c="12"/>System.out.println("3. Exit the program");</text:p>
      <text:p text:style-name="P6"><text:s text:c="12"/>System.out.println("\t\t ---------------------------- ");</text:p>
      <text:p text:style-name="P6"><text:s text:c="12"/>System.out.print("Please enter your choice: ");</text:p>
      <text:p text:style-name="P6"/>
      <text:p text:style-name="P6"><text:s text:c="12"/>try {</text:p>
      <text:p text:style-name="P6"><text:s text:c="16"/>choice = scanner.nextInt();</text:p>
      <text:p text:style-name="P6"><text:s text:c="12"/>} catch (Exception e) {</text:p>
      <text:p text:style-name="P6"><text:s text:c="16"/>System.out.println(" invalid input Please enter a valid number.");</text:p>
      <text:p text:style-name="P6"><text:s text:c="16"/>scanner.nextLine(); // clear invalid input</text:p>
      <text:p text:style-name="P6"><text:s text:c="16"/>continueChoice = 1;</text:p>
      <text:p text:style-name="P6"><text:s text:c="16"/>continue;</text:p>
      <text:p text:style-name="P6"><text:s text:c="12"/>}</text:p>
      <text:p text:style-name="P6"/>
      <text:p text:style-name="P6"><text:s text:c="12"/>if (choice == 1)</text:p>
      <text:p text:style-name="P6"><text:s text:c="12"/>{ <text:s text:c="11"/></text:p>
      <text:p text:style-name="P6"><text:s text:c="16"/>int choice_1 = 0;</text:p>
      <text:p text:style-name="P6"><text:s text:c="16"/>Admin admin = new Admin();</text:p>
      <text:p text:style-name="P6"><text:s text:c="16"/>admin.login();</text:p>
      <text:p text:style-name="P6"/>
      <text:p text:style-name="P6"><text:s text:c="16"/>System.out.println("\t\t ---------------------------- ");</text:p>
      <text:p text:style-name="P6"><text:s text:c="16"/>System.out.println("\t\t --- Wellcome to Admin --- ");</text:p>
      <text:p text:style-name="P6"><text:s text:c="16"/>System.out.println("\t\t ---------------------------- ");</text:p>
      <text:p text:style-name="P6"><text:s text:c="16"/>System.out.println("\t\t---Please select an option--- ");</text:p>
      <text:p text:style-name="P6"><text:s text:c="16"/>System.out.println("1. To add a new item ");</text:p>
      <text:p text:style-name="P6"><text:s text:c="16"/>System.out.println("2. To delete an item");</text:p>
      <text:p text:style-name="P6"><text:s text:c="16"/>System.out.println("3. To edit an item ");</text:p>
      <text:p text:style-name="P6"><text:soft-page-break/><text:s text:c="16"/>System.out.println("4. To exit ");</text:p>
      <text:p text:style-name="P6"><text:s text:c="16"/>System.out.print(" Please enter your choice: ");</text:p>
      <text:p text:style-name="P6"/>
      <text:p text:style-name="P6"><text:s text:c="16"/>try {</text:p>
      <text:p text:style-name="P6"><text:s text:c="20"/>choice_1 = scanner.nextInt();</text:p>
      <text:p text:style-name="P6"><text:s text:c="16"/>} catch (Exception e) {</text:p>
      <text:p text:style-name="P6"><text:s text:c="20"/>System.out.println(" invalid input Please enter a valid number.");</text:p>
      <text:p text:style-name="P6"><text:s text:c="20"/>scanner.nextLine();</text:p>
      <text:p text:style-name="P6"><text:s text:c="20"/>continueChoice = 1;</text:p>
      <text:p text:style-name="P6"><text:s text:c="20"/>continue;</text:p>
      <text:p text:style-name="P6"><text:s text:c="16"/>}</text:p>
      <text:p text:style-name="P6"/>
      <text:p text:style-name="P6"><text:s text:c="16"/>switch (choice_1)</text:p>
      <text:p text:style-name="P6"><text:s text:c="16"/>{</text:p>
      <text:p text:style-name="P6"><text:s text:c="20"/>case 1:</text:p>
      <text:p text:style-name="P6"><text:s text:c="24"/>admin.adminMenu();</text:p>
      <text:p text:style-name="P6"><text:s text:c="24"/>break;</text:p>
      <text:p text:style-name="P6"><text:s text:c="20"/>case 2:</text:p>
      <text:p text:style-name="P6"><text:s text:c="24"/>admin.deleteitem();</text:p>
      <text:p text:style-name="P6"><text:s text:c="24"/>break;</text:p>
      <text:p text:style-name="P6"><text:s text:c="20"/>case 3:</text:p>
      <text:p text:style-name="P6"><text:s text:c="24"/>admin.editItem();</text:p>
      <text:p text:style-name="P6"><text:s text:c="24"/>break;</text:p>
      <text:p text:style-name="P6"><text:s text:c="20"/>case 4:</text:p>
      <text:p text:style-name="P6"><text:s text:c="24"/>System.out.println(" Exiting admin menu ");</text:p>
      <text:p text:style-name="P6"><text:s text:c="24"/>break;</text:p>
      <text:p text:style-name="P6"><text:s text:c="20"/>default:</text:p>
      <text:p text:style-name="P6"><text:s text:c="24"/>System.out.println(" Please enter a valid choice ");</text:p>
      <text:p text:style-name="P6"><text:s text:c="16"/>}</text:p>
      <text:p text:style-name="P6"><text:s text:c="16"/>continueChoice = 1;</text:p>
      <text:p text:style-name="P6"><text:s text:c="12"/>}</text:p>
      <text:p text:style-name="P6"><text:s text:c="12"/>else if (choice == 2)</text:p>
      <text:p text:style-name="P6"><text:s text:c="12"/>{</text:p>
      <text:p text:style-name="P6"><text:s text:c="16"/>User user = new User();</text:p>
      <text:p text:style-name="P6"><text:s text:c="16"/>user.order();</text:p>
      <text:p text:style-name="P6"><text:s text:c="16"/>continueChoice = 1;</text:p>
      <text:p text:style-name="P6"><text:s text:c="12"/>}</text:p>
      <text:p text:style-name="P6"><text:s text:c="12"/>else if (choice == 3)</text:p>
      <text:p text:style-name="P6"><text:s text:c="12"/>{</text:p>
      <text:p text:style-name="P6"><text:s text:c="16"/>System.out.println(" Exiting the program ");</text:p>
      <text:p text:style-name="P6"><text:s text:c="16"/>continueChoice = 0; <text:s/></text:p>
      <text:p text:style-name="P6"><text:s text:c="12"/>}</text:p>
      <text:p text:style-name="P6"><text:s text:c="12"/>else </text:p>
      <text:p text:style-name="P6"><text:s text:c="12"/>{</text:p>
      <text:p text:style-name="P6"><text:s text:c="16"/>System.out.println(" invalid choice please enter correct choice ");</text:p>
      <text:p text:style-name="P6"><text:s text:c="16"/>continueChoice = 1;</text:p>
      <text:p text:style-name="P6"><text:s text:c="12"/>}</text:p>
      <text:p text:style-name="P6"><text:s text:c="8"/>} while (continueChoice == 1);</text:p>
      <text:p text:style-name="P6"><text:s text:c="4"/>}</text:p>
      <text:p text:style-name="P6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6-26T11:10:05.035510403</meta:creation-date>
    <dc:date>2025-06-26T11:21:32.298760070</dc:date>
    <meta:editing-duration>PT21S</meta:editing-duration>
    <meta:editing-cycles>1</meta:editing-cycles>
    <meta:document-statistic meta:table-count="0" meta:image-count="0" meta:object-count="0" meta:page-count="19" meta:paragraph-count="917" meta:word-count="2601" meta:character-count="30958" meta:non-whitespace-character-count="18582"/>
    <meta:generator>DocxEditor/3.0.0.2$MacOSX_AARCH64 LibreOffice_project/e114eadc50a9ff8d8c8a0567d6da8f454beeb84f</meta:generator>
  </office:meta>
</office:document-meta>
</file>